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10001" calcext:value-type="float">
            <text:p>1000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Diffusion Coefficient: 8.56924270816</text:p>
          </table:table-cell>
          <table:table-cell table:number-columns-repeated="5"/>
          <table:table-cell office:value-type="string" calcext:value-type="string">
            <text:p>The Diffusion Coefficient: 967.210241075</text:p>
          </table:table-cell>
          <table:table-cell table:number-columns-repeated="3"/>
          <table:table-cell office:value-type="string" calcext:value-type="string">
            <text:p>n </text:p>
          </table:table-cell>
          <table:table-cell table:formula="of:= 27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st timer in seconds: 752.891117096</text:p>
          </table:table-cell>
          <table:table-cell table:number-columns-repeated="5"/>
          <table:table-cell office:value-type="string" calcext:value-type="string">
            <text:p>Test timer in seconds: 677.627917051</text:p>
          </table:table-cell>
          <table:table-cell table:number-columns-repeated="3"/>
          <table:table-cell office:value-type="string" calcext:value-type="string">
            <text:p>NSTEP </text:p>
          </table:table-cell>
          <table:table-cell table:formula="of:= 200001" office:value-type="float" office:value="200001" calcext:value-type="float">
            <text:p>2000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vmax </text:p>
          </table:table-cell>
          <table:table-cell table:formula="of:= 2.7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The Diffusion Coefficient: 10.2891238234</text:p>
          </table:table-cell>
          <table:table-cell table:number-columns-repeated="9"/>
          <table:table-cell office:value-type="string" calcext:value-type="string">
            <text:p>rcut </text:p>
          </table:table-cell>
          <table:table-cell table:formula="of:= 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 timer in seconds: 762.638611078</text:p>
          </table:table-cell>
          <table:table-cell table:number-columns-repeated="9"/>
          <table:table-cell office:value-type="string" calcext:value-type="string">
            <text:p>L </text:p>
          </table:table-cell>
          <table:table-cell table:formula="of:= 50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t </text:p>
          </table:table-cell>
          <table:table-cell table:formula="of:= 0.01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he Diffusion Coefficient: 9.398845046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 timer in seconds: 757.76178884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Diffusion Coefficient: 8.6980370502</text:p>
          </table:table-cell>
          <table:table-cell table:number-columns-repeated="4"/>
          <table:table-cell office:value-type="string" calcext:value-type="string">
            <text:p>Para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timer in seconds: 996.345022917</text:p>
          </table:table-cell>
          <table:table-cell table:number-columns-repeated="5"/>
          <table:table-cell office:value-type="string" calcext:value-type="string">
            <text:p>n </text:p>
          </table:table-cell>
          <table:table-cell table:formula="of:= 27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NSTEP </text:p>
          </table:table-cell>
          <table:table-cell table:formula="of:= 350001" office:value-type="float" office:value="350001" calcext:value-type="float">
            <text:p>35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iffusion Coefficient: 9.90341788759</text:p>
          </table:table-cell>
          <table:table-cell table:number-columns-repeated="5"/>
          <table:table-cell office:value-type="string" calcext:value-type="string">
            <text:p>vmax </text:p>
          </table:table-cell>
          <table:table-cell table:formula="of:= 2.7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timer in seconds: 980.004405022</text:p>
          </table:table-cell>
          <table:table-cell table:number-columns-repeated="5"/>
          <table:table-cell office:value-type="string" calcext:value-type="string">
            <text:p>rcut </text:p>
          </table:table-cell>
          <table:table-cell table:formula="of:= 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 </text:p>
          </table:table-cell>
          <table:table-cell table:formula="of:= 30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iffusion Coefficient: 93.0391815078</text:p>
          </table:table-cell>
          <table:table-cell table:number-columns-repeated="5"/>
          <table:table-cell office:value-type="string" calcext:value-type="string">
            <text:p>dt </text:p>
          </table:table-cell>
          <table:table-cell table:formula="of:= 0.001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timer in seconds: 9483.45283508</text:p>
          </table:table-cell>
          <table:table-cell table:number-columns-repeated="4"/>
          <table:table-cell office:value-type="string" calcext:value-type="string">
            <text:p>Trial 1</text:p>
          </table:table-cell>
          <table:table-cell office:value-type="string" calcext:value-type="string">
            <text:p>The Diffusion Coefficient: 224.566949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est timer in seconds: 1092.16567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iffusion Coefficient: 97.2257824059</text:p>
          </table:table-cell>
          <table:table-cell table:number-columns-repeated="4"/>
          <table:table-cell office:value-type="string" calcext:value-type="string">
            <text:p>Tiral 2</text:p>
          </table:table-cell>
          <table:table-cell office:value-type="string" calcext:value-type="string">
            <text:p>The Diffusion Coefficient: 218.934511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imer in seconds: 8260.085527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Diffusion Coefficient: 100.435016637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he Diffusion Coefficient: 273.027754157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he Diffusion Coefficient: 230.456301715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n </text:p>
          </table:table-cell>
          <table:table-cell/>
          <table:table-cell table:formula="of:= 27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STEP </text:p>
          </table:table-cell>
          <table:table-cell table:formula="of:= 500001" office:value-type="float" office:value="500001" calcext:value-type="float">
            <text:p>50000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vmax </text:p>
          </table:table-cell>
          <table:table-cell table:formula="of:= 2.7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rcut </text:p>
          </table:table-cell>
          <table:table-cell table:formula="of:= 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 </text:p>
          </table:table-cell>
          <table:table-cell/>
          <table:table-cell table:formula="of:= 30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t </text:p>
          </table:table-cell>
          <table:table-cell/>
          <table:table-cell table:formula="of:= 0.001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he Diffusion Coefficient: 243.34644437</text:p>
          </table:table-cell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n </text:p>
          </table:table-cell>
          <table:table-cell/>
          <table:table-cell table:formula="of:= 27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STEP </text:p>
          </table:table-cell>
          <table:table-cell table:formula="of:= 350001" office:value-type="float" office:value="350001" calcext:value-type="float">
            <text:p>35000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vmax </text:p>
          </table:table-cell>
          <table:table-cell table:formula="of:= 2.7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rcut </text:p>
          </table:table-cell>
          <table:table-cell table:formula="of:= 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 </text:p>
          </table:table-cell>
          <table:table-cell/>
          <table:table-cell table:formula="of:= 30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t </text:p>
          </table:table-cell>
          <table:table-cell/>
          <table:table-cell table:formula="of:= 0.001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he Diffusion Coefficient: 312.30768273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est timer in seconds: 1091.821248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11:31:17.137683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1:31:33.223465195</meta:creation-date>
    <meta:editing-duration>P0D</meta:editing-duration>
    <meta:editing-cycles>2</meta:editing-cycles>
    <meta:generator>LibreOffice/4.2.8.2$Linux_X86_64 LibreOffice_project/420m0$Build-2</meta:generator>
    <dc:date>2015-10-04T11:31:55.149474505</dc:date>
    <meta:document-statistic meta:table-count="1" meta:cell-count="77" meta:object-count="0"/>
  </office:meta>
</office:document-meta>
</file>